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1" svg:font-family="'DejaVu Sans'" style:font-family-generic="roman" style:font-pitch="variable"/>
    <style:font-face style:name="DejaVu Sans" svg:font-family="'DejaVu Sans'" style:font-family-generic="swiss" style:font-pitch="variable"/>
    <style:font-face style:name="DejaVu Sans2"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01cm"/>
    </style:style>
    <style:style style:name="co2" style:family="table-column">
      <style:table-column-properties fo:break-before="auto" style:column-width="10.58cm"/>
    </style:style>
    <style:style style:name="co3" style:family="table-column">
      <style:table-column-properties fo:break-before="auto" style:column-width="4.486cm"/>
    </style:style>
    <style:style style:name="co4" style:family="table-column">
      <style:table-column-properties fo:break-before="auto" style:column-width="1.917cm"/>
    </style:style>
    <style:style style:name="co5" style:family="table-column">
      <style:table-column-properties fo:break-before="auto" style:column-width="1.833cm"/>
    </style:style>
    <style:style style:name="co6" style:family="table-column">
      <style:table-column-properties fo:break-before="auto" style:column-width="2.267cm"/>
    </style:style>
    <style:style style:name="co7" style:family="table-column">
      <style:table-column-properties fo:break-before="auto" style:column-width="14.444cm"/>
    </style:style>
    <style:style style:name="co8" style:family="table-column">
      <style:table-column-properties fo:break-before="auto" style:column-width="2.256cm"/>
    </style:style>
    <style:style style:name="co9" style:family="table-column">
      <style:table-column-properties fo:break-before="auto" style:column-width="8.124cm"/>
    </style:style>
    <style:style style:name="co10" style:family="table-column">
      <style:table-column-properties fo:break-before="auto" style:column-width="1.748cm"/>
    </style:style>
    <style:style style:name="ro1" style:family="table-row">
      <style:table-row-properties style:row-height="0.841cm" fo:break-before="auto" style:use-optimal-row-height="false"/>
    </style:style>
    <style:style style:name="ro2" style:family="table-row">
      <style:table-row-properties style:row-height="0.427cm" fo:break-before="auto" style:use-optimal-row-height="true"/>
    </style:style>
    <style:style style:name="ro3" style:family="table-row">
      <style:table-row-properties style:row-height="0.526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use-window-font-color="true" style:text-outline="false" style:text-line-through-style="none" style:font-name="DejaVu Sans1" fo:font-size="10pt" fo:language="ca" fo:country="ES" fo:font-style="normal" fo:text-shadow="none" style:text-underline-style="none" fo:font-weight="bold" style:text-underline-mode="continuous" style:text-line-through-mode="continuous" style:font-name-asian="DejaVu Sans2"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text-properties style:use-window-font-color="true" style:text-outline="false" style:text-line-through-style="none" style:font-name="DejaVu Sans1" fo:font-size="10pt" fo:language="ca" fo:country="ES" fo:font-style="normal" fo:text-shadow="none" style:text-underline-style="none" fo:font-weight="normal" style:text-underline-mode="continuous" style:text-line-through-mode="continuous" style:font-name-asian="DejaVu Sans2"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 style:family="table-cell" style:parent-style-name="Default">
      <style:text-properties style:font-name="DejaVu Sans" style:font-name-asian="DejaVu Sans2" style:font-name-complex="Tahoma"/>
    </style:style>
    <style:style style:name="ce4" style:family="table-cell" style:parent-style-name="Default" style:data-style-name="N37">
      <style:table-cell-properties fo:wrap-option="wrap"/>
      <style:text-properties style:use-window-font-color="true" style:text-outline="false" style:text-line-through-style="none" style:font-name="DejaVu Sans1" fo:font-size="10pt" fo:language="ca" fo:country="ES" fo:font-style="normal" fo:text-shadow="none" style:text-underline-style="none" fo:font-weight="normal" style:text-underline-mode="continuous" style:text-line-through-mode="continuous" style:font-name-asian="DejaVu Sans2"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5" style:family="table-cell" style:parent-style-name="Default" style:data-style-name="N37"/>
    <style:style style:name="ce6" style:family="table-cell" style:parent-style-name="Default">
      <style:text-properties style:use-window-font-color="true" style:text-outline="false" style:text-line-through-style="none" style:font-name="DejaVu Sans1" fo:font-size="10pt" fo:language="ca" fo:country="ES" fo:font-style="normal" fo:text-shadow="none" style:text-underline-style="none" fo:font-weight="normal" style:text-underline-mode="continuous" style:text-line-through-mode="continuous" style:font-name-asian="DejaVu Sans2"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Camp_20_del_20_DataPilot">
      <style:table-cell-properties fo:border-bottom="0.035cm solid #000000" fo:border-left="0.071cm solid #000000" fo:border-right="0.035cm solid #000000" fo:border-top="0.071cm solid #000000"/>
    </style:style>
    <style:style style:name="ce8" style:family="table-cell" style:parent-style-name="Categoria_20_del_20_DataPilot">
      <style:table-cell-properties fo:border-bottom="none" fo:border-left="0.071cm solid #000000" fo:border-right="0.035cm solid #000000" fo:border-top="0.035cm solid #000000"/>
    </style:style>
    <style:style style:name="ce9" style:family="table-cell" style:parent-style-name="Categoria_20_del_20_DataPilot">
      <style:table-cell-properties fo:border-bottom="none" fo:border-left="0.071cm solid #000000" fo:border-right="0.035cm solid #000000" fo:border-top="none"/>
    </style:style>
    <style:style style:name="ce10" style:family="table-cell" style:parent-style-name="Títol_20_del_20_DataPilot">
      <style:table-cell-properties fo:border-bottom="0.071cm solid #000000" fo:border-left="0.071cm solid #000000" fo:border-right="0.035cm solid #000000" fo:border-top="0.035cm solid #000000"/>
    </style:style>
    <style:style style:name="ce11" style:family="table-cell" style:parent-style-name="Angle_20_del_20_DataPilot">
      <style:table-cell-properties fo:border-bottom="none" fo:border-left="none" fo:border-right="0.071cm solid #000000" fo:border-top="0.071cm solid #000000"/>
    </style:style>
    <style:style style:name="ce12" style:family="table-cell" style:parent-style-name="Valor_20_del_20_DataPilot">
      <style:table-cell-properties fo:border-bottom="none" fo:border-left="0.035cm solid #000000" fo:border-right="0.071cm solid #000000" fo:border-top="0.035cm solid #000000"/>
    </style:style>
    <style:style style:name="ce13" style:family="table-cell" style:parent-style-name="Valor_20_del_20_DataPilot">
      <style:table-cell-properties fo:border-bottom="none" fo:border-left="0.035cm solid #000000" fo:border-right="0.071cm solid #000000" fo:border-top="none"/>
    </style:style>
    <style:style style:name="ce14" style:family="table-cell" style:parent-style-name="Resultat_20_del_20_DataPilot">
      <style:table-cell-properties fo:border-bottom="0.071cm solid #000000" fo:border-left="0.035cm solid #000000" fo:border-right="0.071cm solid #000000" fo:border-top="0.035cm solid #000000"/>
    </style:style>
  </office:automatic-styles>
  <office:body>
    <office:spreadsheet>
      <table:table table:name="Full1"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ce1" office:value-type="string">
            <text:p>cat</text:p>
          </table:table-cell>
          <table:table-cell table:style-name="ce1" office:value-type="string">
            <text:p>Pregunta</text:p>
          </table:table-cell>
          <table:table-cell table:style-name="ce1" office:value-type="string">
            <text:p>Resposta 1 </text:p>
          </table:table-cell>
          <table:table-cell table:style-name="ce1" office:value-type="string">
            <text:p>Resposta 2</text:p>
          </table:table-cell>
          <table:table-cell table:style-name="ce1" office:value-type="string">
            <text:p>Resposta 3</text:p>
          </table:table-cell>
          <table:table-cell table:style-name="ce1" office:value-type="string">
            <text:p>ok</text:p>
          </table:table-cell>
          <table:table-cell table:style-name="ce1" office:value-type="string">
            <text:p>Autor </text:p>
          </table:table-cell>
          <table:table-cell table:style-name="ce1" office:value-type="string">
            <text:p>Data</text:p>
          </table:table-cell>
          <table:table-cell table:style-name="ce1" office:value-type="string">
            <text:p>Comentari o notes</text:p>
          </table:table-cell>
        </table:table-row>
        <table:table-row table:style-name="ro1">
          <table:table-cell table:style-name="ce2" office:value-type="float" office:value="1">
            <text:p>1</text:p>
          </table:table-cell>
          <table:table-cell table:style-name="ce2" office:value-type="string">
            <text:p>On és va fer el Guadec de l'any 2006?</text:p>
          </table:table-cell>
          <table:table-cell table:style-name="ce2" office:value-type="string">
            <text:p>Chicago</text:p>
          </table:table-cell>
          <table:table-cell table:style-name="ce2" office:value-type="string">
            <text:p>Vilanova i la Geltrú</text:p>
          </table:table-cell>
          <table:table-cell table:style-name="ce2" office:value-type="string">
            <text:p>Sao Paulo</text:p>
          </table:table-cell>
          <table:table-cell table:style-name="ce2" office:value-type="float" office:value="2">
            <text:p>2</text:p>
          </table:table-cell>
          <table:table-cell table:style-name="ce2" office:value-type="string">
            <text:p>Carles</text:p>
          </table:table-cell>
          <table:table-cell table:style-name="ce4" office:value-type="date" office:date-value="2007-08-18">
            <text:p>18/08/07</text:p>
          </table:table-cell>
          <table:table-cell table:style-name="ce6"/>
        </table:table-row>
        <table:table-row table:style-name="ro1">
          <table:table-cell table:style-name="ce2" office:value-type="float" office:value="2">
            <text:p>2</text:p>
          </table:table-cell>
          <table:table-cell table:style-name="ce2" office:value-type="string">
            <text:p>Quins mesos de l'any surt cada versió nova d'ubuntu?</text:p>
          </table:table-cell>
          <table:table-cell table:style-name="ce2" office:value-type="string">
            <text:p>Febrer i novembre</text:p>
          </table:table-cell>
          <table:table-cell table:style-name="ce2" office:value-type="string">
            <text:p>Març i setembre</text:p>
          </table:table-cell>
          <table:table-cell table:style-name="ce2" office:value-type="string">
            <text:p>Abril i octubre</text:p>
          </table:table-cell>
          <table:table-cell table:style-name="ce2" office:value-type="float" office:value="3">
            <text:p>3</text:p>
          </table:table-cell>
          <table:table-cell table:style-name="ce2" office:value-type="string">
            <text:p>Carles</text:p>
          </table:table-cell>
          <table:table-cell table:style-name="ce4" office:value-type="date" office:date-value="2007-08-18">
            <text:p>18/08/07</text:p>
          </table:table-cell>
          <table:table-cell table:style-name="ce2" office:value-type="string">
            <text:p>El nombre de la versió correspon amb l'any i el mes. (7.10=2007 octubre)</text:p>
          </table:table-cell>
        </table:table-row>
        <table:table-row table:style-name="ro1">
          <table:table-cell table:style-name="ce2" office:value-type="float" office:value="3">
            <text:p>3</text:p>
          </table:table-cell>
          <table:table-cell table:style-name="ce2" office:value-type="string">
            <text:p>Qui va crear el format HTML?</text:p>
          </table:table-cell>
          <table:table-cell table:style-name="ce2" office:value-type="string">
            <text:p>Tim Berners-Lee</text:p>
          </table:table-cell>
          <table:table-cell table:style-name="ce2" office:value-type="string">
            <text:p>Wim Mertens</text:p>
          </table:table-cell>
          <table:table-cell table:style-name="ce2" office:value-type="string">
            <text:p>Manuel de Icaza</text:p>
          </table:table-cell>
          <table:table-cell table:style-name="ce2" office:value-type="float" office:value="1">
            <text:p>1</text:p>
          </table:table-cell>
          <table:table-cell table:style-name="ce2" office:value-type="string">
            <text:p>Carles</text:p>
          </table:table-cell>
          <table:table-cell table:style-name="ce4" office:value-type="date" office:date-value="2007-08-18">
            <text:p>18/08/07</text:p>
          </table:table-cell>
          <table:table-cell table:style-name="ce6"/>
        </table:table-row>
        <table:table-row table:style-name="ro1">
          <table:table-cell table:style-name="ce2" office:value-type="float" office:value="4">
            <text:p>4</text:p>
          </table:table-cell>
          <table:table-cell table:style-name="ce2" office:value-type="string">
            <text:p>El wesnoth és un joc de tipus</text:p>
          </table:table-cell>
          <table:table-cell table:style-name="ce2" office:value-type="string">
            <text:p>Arcade Shooter</text:p>
          </table:table-cell>
          <table:table-cell table:style-name="ce2" office:value-type="string">
            <text:p>Aventura gràfica</text:p>
          </table:table-cell>
          <table:table-cell table:style-name="ce2" office:value-type="string">
            <text:p>Estratègia per torns</text:p>
          </table:table-cell>
          <table:table-cell table:style-name="ce2" office:value-type="float" office:value="3">
            <text:p>3</text:p>
          </table:table-cell>
          <table:table-cell table:style-name="ce2" office:value-type="string">
            <text:p>Nil</text:p>
          </table:table-cell>
          <table:table-cell table:style-name="ce4" office:value-type="date" office:date-value="2007-08-18">
            <text:p>18/08/07</text:p>
          </table:table-cell>
          <table:table-cell table:style-name="ce6"/>
        </table:table-row>
        <table:table-row table:style-name="ro1">
          <table:table-cell table:style-name="ce2" office:value-type="float" office:value="5">
            <text:p>5</text:p>
          </table:table-cell>
          <table:table-cell table:style-name="ce2" office:value-type="string">
            <text:p>Per trinxar ben trinxat l'ordinador farem:</text:p>
          </table:table-cell>
          <table:table-cell table:style-name="ce2" office:value-type="string">
            <text:p>sudo rm -d -f -r /</text:p>
          </table:table-cell>
          <table:table-cell table:style-name="ce2" office:value-type="string">
            <text:p>sudo cp /dev/hdb1 &gt; aixo.iso</text:p>
          </table:table-cell>
          <table:table-cell table:style-name="ce2" office:value-type="string">
            <text:p>echo destroy computer contents</text:p>
          </table:table-cell>
          <table:table-cell table:style-name="ce2" office:value-type="float" office:value="1">
            <text:p>1</text:p>
          </table:table-cell>
          <table:table-cell table:style-name="ce2" office:value-type="string">
            <text:p>Carles</text:p>
          </table:table-cell>
          <table:table-cell table:style-name="ce4" office:value-type="date" office:date-value="2007-08-18">
            <text:p>18/08/07</text:p>
          </table:table-cell>
          <table:table-cell table:style-name="ce6"/>
        </table:table-row>
        <table:table-row table:style-name="ro1">
          <table:table-cell table:style-name="ce2" office:value-type="float" office:value="6">
            <text:p>6</text:p>
          </table:table-cell>
          <table:table-cell table:style-name="ce2" office:value-type="string">
            <text:p>El millor editor lliure d'imatges matricials és:</text:p>
          </table:table-cell>
          <table:table-cell table:style-name="ce2" office:value-type="string">
            <text:p>gimp</text:p>
          </table:table-cell>
          <table:table-cell table:style-name="ce2" office:value-type="string">
            <text:p>gaim</text:p>
          </table:table-cell>
          <table:table-cell table:style-name="ce2" office:value-type="string">
            <text:p>gcc</text:p>
          </table:table-cell>
          <table:table-cell table:style-name="ce2" office:value-type="float" office:value="1">
            <text:p>1</text:p>
          </table:table-cell>
          <table:table-cell table:style-name="ce2" office:value-type="string">
            <text:p>Nil</text:p>
          </table:table-cell>
          <table:table-cell table:style-name="ce4" office:value-type="date" office:date-value="2007-08-18">
            <text:p>18/08/07</text:p>
          </table:table-cell>
          <table:table-cell table:style-name="ce2" office:value-type="string">
            <text:p>El gimp és un programa de tractament d'imatges, el gaim de missatgeria instantània (ara rebatejat com a pidgin) i el gcc el compilador de llenguatge c i c++. </text:p>
          </table:table-cell>
        </table:table-row>
        <table:table-row table:style-name="ro1">
          <table:table-cell office:value-type="float" office:value="4">
            <text:p>4</text:p>
          </table:table-cell>
          <table:table-cell office:value-type="string">
            <text:p>Quin personatge de videojoc considerava que els noms no eren importants?</text:p>
          </table:table-cell>
          <table:table-cell office:value-type="string">
            <text:p>Lara Croft</text:p>
          </table:table-cell>
          <table:table-cell office:value-type="string">
            <text:p>Guybrush Threepwood</text:p>
          </table:table-cell>
          <table:table-cell office:value-type="string">
            <text:p>Larry Laffer</text:p>
          </table:table-cell>
          <table:table-cell office:value-type="float" office:value="2">
            <text:p>2</text:p>
          </table:table-cell>
          <table:table-cell office:value-type="string">
            <text:p>Carles</text:p>
          </table:table-cell>
          <table:table-cell table:style-name="ce5" office:value-type="date" office:date-value="2007-08-18">
            <text:p>18/08/07</text:p>
          </table:table-cell>
          <table:table-cell office:value-type="string">
            <text:p>En Guybrush Threepod. Protagonista de la saga monkey island que podem jugar amb el scummvm. Quan els dissenyadors van crear el personatge el programa que usaven per fer-ho s'anomenava brush i no van decidir el nom fins al final. Ells l'anomenaven el “tio” del brush (Guy_Brush) i així és com es va dir. En tota la saga monkey island els personatges se'n foten continuament del seu nom</text:p>
          </table:table-cell>
        </table:table-row>
        <table:table-row table:style-name="ro1">
          <table:table-cell office:value-type="float" office:value="1">
            <text:p>1</text:p>
          </table:table-cell>
          <table:table-cell office:value-type="string">
            <text:p>Qui va dir “Don't think free as in free beer; think free as in free speech."</text:p>
          </table:table-cell>
          <table:table-cell office:value-type="string">
            <text:p>Richard Stallman</text:p>
          </table:table-cell>
          <table:table-cell office:value-type="string">
            <text:p>Linus Torvalds</text:p>
          </table:table-cell>
          <table:table-cell office:value-type="string">
            <text:p>Mark Shuttlework</text:p>
          </table:table-cell>
          <table:table-cell office:value-type="float" office:value="1">
            <text:p>1</text:p>
          </table:table-cell>
          <table:table-cell office:value-type="string">
            <text:p>Carles</text:p>
          </table:table-cell>
          <table:table-cell table:style-name="ce5" office:value-type="date" office:date-value="2007-08-18">
            <text:p>18/08/07</text:p>
          </table:table-cell>
          <table:table-cell office:value-type="string">
            <text:p>Richard Stallman per referir-se que el programari hauria de ser lliure referint-se a llibertat. (És un error de polisemia en anglès al ser lliure i gratuit la mateixa paraula: free)</text:p>
          </table:table-cell>
        </table:table-row>
        <table:table-row table:style-name="ro1">
          <table:table-cell office:value-type="float" office:value="1">
            <text:p>1</text:p>
          </table:table-cell>
          <table:table-cell office:value-type="string">
            <text:p>Quants anys ha fet l'escriptori gnome? (2007)</text:p>
          </table:table-cell>
          <table:table-cell office:value-type="float" office:value="10">
            <text:p>10</text:p>
          </table:table-cell>
          <table:table-cell office:value-type="float" office:value="15">
            <text:p>15</text:p>
          </table:table-cell>
          <table:table-cell office:value-type="float" office:value="20">
            <text:p>20</text:p>
          </table:table-cell>
          <table:table-cell office:value-type="float" office:value="1">
            <text:p>1</text:p>
          </table:table-cell>
          <table:table-cell office:value-type="string">
            <text:p>Carles</text:p>
          </table:table-cell>
          <table:table-cell table:style-name="ce5" office:value-type="date" office:date-value="2007-08-18">
            <text:p>18/08/07</text:p>
          </table:table-cell>
          <table:table-cell/>
        </table:table-row>
        <table:table-row table:style-name="ro1">
          <table:table-cell office:value-type="float" office:value="1">
            <text:p>1</text:p>
          </table:table-cell>
          <table:table-cell office:value-type="string">
            <text:p>Qui va fundar el projecte gnome?</text:p>
          </table:table-cell>
          <table:table-cell office:value-type="string">
            <text:p>Mark Shuttlework</text:p>
          </table:table-cell>
          <table:table-cell office:value-type="string">
            <text:p>Manuel de Icaza</text:p>
          </table:table-cell>
          <table:table-cell office:value-type="string">
            <text:p>George Moustaki</text:p>
          </table:table-cell>
          <table:table-cell office:value-type="float" office:value="2">
            <text:p>2</text:p>
          </table:table-cell>
          <table:table-cell office:value-type="string">
            <text:p>Carles</text:p>
          </table:table-cell>
          <table:table-cell table:style-name="ce5" office:value-type="date" office:date-value="2007-08-18">
            <text:p>18/08/07</text:p>
          </table:table-cell>
          <table:table-cell/>
        </table:table-row>
        <table:table-row table:style-name="ro1">
          <table:table-cell office:value-type="float" office:value="1">
            <text:p>1</text:p>
          </table:table-cell>
          <table:table-cell office:value-type="string">
            <text:p>Quan em Mark Shuttleworth va fer la seva fortuna venent una empresa de claus va anar de viatge a:</text:p>
          </table:table-cell>
          <table:table-cell office:value-type="string">
            <text:p>Vilanova i la Geltrú</text:p>
          </table:table-cell>
          <table:table-cell office:value-type="string">
            <text:p>L'espai</text:p>
          </table:table-cell>
          <table:table-cell office:value-type="string">
            <text:p>Everest</text:p>
          </table:table-cell>
          <table:table-cell office:value-type="float" office:value="2">
            <text:p>2</text:p>
          </table:table-cell>
          <table:table-cell office:value-type="string">
            <text:p>Carles</text:p>
          </table:table-cell>
          <table:table-cell table:style-name="ce5" office:value-type="date" office:date-value="2007-08-18">
            <text:p>18/08/07</text:p>
          </table:table-cell>
          <table:table-cell office:value-type="string">
            <text:p>Mark Shuttleworth va ser el 2on turista espacial de la història de la humanitat. Després d'aconseguir la seva fortuna va fer un viatge a l'estació espacial internacional amb un grup de científics per tal de realitzar investigacions amb celules mare.</text:p>
          </table:table-cell>
        </table:table-row>
        <table:table-row table:style-name="ro1">
          <table:table-cell office:value-type="float" office:value="2">
            <text:p>2</text:p>
          </table:table-cell>
          <table:table-cell office:value-type="string">
            <text:p>Canonical és una empresa situada a:</text:p>
          </table:table-cell>
          <table:table-cell office:value-type="string">
            <text:p>Zimbawe</text:p>
          </table:table-cell>
          <table:table-cell office:value-type="string">
            <text:p>Vilanova i la Geltrú</text:p>
          </table:table-cell>
          <table:table-cell office:value-type="string">
            <text:p>Sud africa</text:p>
          </table:table-cell>
          <table:table-cell office:value-type="float" office:value="3">
            <text:p>3</text:p>
          </table:table-cell>
          <table:table-cell office:value-type="string">
            <text:p>Carles</text:p>
          </table:table-cell>
          <table:table-cell table:style-name="ce5" office:value-type="date" office:date-value="2007-08-18">
            <text:p>18/08/07</text:p>
          </table:table-cell>
          <table:table-cell/>
        </table:table-row>
        <table:table-row table:style-name="ro1">
          <table:table-cell office:value-type="float" office:value="3">
            <text:p>3</text:p>
          </table:table-cell>
          <table:table-cell office:value-type="string">
            <text:p>El fòrum de l'equip Català d'ubuntaires el podem trobar a:</text:p>
          </table:table-cell>
          <table:table-cell table:style-name="ce3" office:value-type="string">
            <text:p>ubuntuforums.org</text:p>
          </table:table-cell>
          <table:table-cell office:value-type="string">
            <text:p>forum.ubuntu.pl</text:p>
          </table:table-cell>
          <table:table-cell office:value-type="string">
            <text:p>ubuntu-fr.org</text:p>
          </table:table-cell>
          <table:table-cell office:value-type="float" office:value="1">
            <text:p>1</text:p>
          </table:table-cell>
          <table:table-cell office:value-type="string">
            <text:p>Carles</text:p>
          </table:table-cell>
          <table:table-cell table:style-name="ce5" office:value-type="date" office:date-value="2007-08-18">
            <text:p>18/08/07</text:p>
          </table:table-cell>
          <table:table-cell office:value-type="string">
            <text:p>Concretament a http://ubuntuforums.org/forumdisplay.php?f=206. També podem anar-hi desde el portal www.ubuntu.cat</text:p>
          </table:table-cell>
        </table:table-row>
        <table:table-row table:style-name="ro1">
          <table:table-cell office:value-type="float" office:value="5">
            <text:p>5</text:p>
          </table:table-cell>
          <table:table-cell office:value-type="string">
            <text:p>Una mica de C.</text:p>
            <text:p>Si: #define MAX(A,B) ( ((A) &gt; B) ? (A) : (B) )</text:p>
            <text:p/>
            <text:p>i assignem x = 1; y = 2; el resultat de MAX( ++x, ++y ); és?</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3">
            <text:p>3</text:p>
          </table:table-cell>
          <table:table-cell office:value-type="string">
            <text:p>Carles</text:p>
          </table:table-cell>
          <table:table-cell table:style-name="ce5" office:value-type="date" office:date-value="2007-08-18">
            <text:p>18/08/07</text:p>
          </table:table-cell>
          <table:table-cell office:value-type="string">
            <text:p>Ja que al ser una macro i no una funció al substituir paràmetres es realitza 2 cops el preincrement de y (++y)</text:p>
          </table:table-cell>
        </table:table-row>
        <table:table-row table:style-name="ro1">
          <table:table-cell office:value-type="float" office:value="4">
            <text:p>4</text:p>
          </table:table-cell>
          <table:table-cell office:value-type="string">
            <text:p>Quina versió del wine esta especialitzada per fer rutllar jocs?</text:p>
          </table:table-cell>
          <table:table-cell office:value-type="string">
            <text:p>CrossOver</text:p>
          </table:table-cell>
          <table:table-cell office:value-type="string">
            <text:p>Cedega</text:p>
          </table:table-cell>
          <table:table-cell office:value-type="string">
            <text:p>xmame</text:p>
          </table:table-cell>
          <table:table-cell office:value-type="float" office:value="2">
            <text:p>2</text:p>
          </table:table-cell>
          <table:table-cell office:value-type="string">
            <text:p>Carles</text:p>
          </table:table-cell>
          <table:table-cell table:style-name="ce5" office:value-type="date" office:date-value="2007-08-18">
            <text:p>18/08/07</text:p>
          </table:table-cell>
          <table:table-cell office:value-type="string">
            <text:p>El xmame és un emulador de màquines de videjocs i no una versió del wine</text:p>
          </table:table-cell>
        </table:table-row>
        <table:table-row table:style-name="ro1">
          <table:table-cell office:value-type="float" office:value="4">
            <text:p>4</text:p>
          </table:table-cell>
          <table:table-cell office:value-type="string">
            <text:p>Quina eina usa la Trinity a Matrix Reloaded per petar l'ordinador.</text:p>
          </table:table-cell>
          <table:table-cell office:value-type="string">
            <text:p>nmap</text:p>
          </table:table-cell>
          <table:table-cell office:value-type="string">
            <text:p>aircrack</text:p>
          </table:table-cell>
          <table:table-cell office:value-type="string">
            <text:p>el càssic dir c:\ de totes les pelis</text:p>
          </table:table-cell>
          <table:table-cell office:value-type="float" office:value="1">
            <text:p>1</text:p>
          </table:table-cell>
          <table:table-cell office:value-type="string">
            <text:p>Carles</text:p>
          </table:table-cell>
          <table:table-cell table:style-name="ce5" office:value-type="date" office:date-value="2007-08-18">
            <text:p>18/08/07</text:p>
          </table:table-cell>
          <table:table-cell office:value-type="string">
            <text:p>En la película Matrix Reloaded podem veure a Trinity petant un ordinador i a la pantalla es veu com realitza un escaneig de seguretat amb l'eina nmap!!! Un com fet això és mostra una vulnerabilitat real (exploit SSHv1 CRC32) un error de buffer, que amb una eina fingida sshnuke aprofita.</text:p>
          </table:table-cell>
        </table:table-row>
        <table:table-row table:style-name="ro1">
          <table:table-cell office:value-type="float" office:value="4">
            <text:p>4</text:p>
          </table:table-cell>
          <table:table-cell office:value-type="string">
            <text:p>Com avisa Maurice Moss als bombers quan es crema el seu despatx?</text:p>
          </table:table-cell>
          <table:table-cell office:value-type="string">
            <text:p>IRC</text:p>
          </table:table-cell>
          <table:table-cell office:value-type="string">
            <text:p>Missatgeria instantània</text:p>
          </table:table-cell>
          <table:table-cell office:value-type="string">
            <text:p>correu electrònic</text:p>
          </table:table-cell>
          <table:table-cell office:value-type="float" office:value="3">
            <text:p>3</text:p>
          </table:table-cell>
          <table:table-cell office:value-type="string">
            <text:p>Carles</text:p>
          </table:table-cell>
          <table:table-cell table:style-name="ce5" office:value-type="date" office:date-value="2007-08-18">
            <text:p>18/08/07</text:p>
          </table:table-cell>
          <table:table-cell office:value-type="string">
            <text:p>A la serie IT crowd quan s'estan cremant les oficinies i devant l'impossibilitat de recordar el telèfon dels bombers en Maurice Moss envia un mail per avisar-los. ( Fire... exclamation mark.)</text:p>
          </table:table-cell>
        </table:table-row>
        <table:table-row table:style-name="ro1">
          <table:table-cell office:value-type="float" office:value="1">
            <text:p>1</text:p>
          </table:table-cell>
          <table:table-cell office:value-type="string">
            <text:p>L'any 1977 la policia d'alburquerque va detenir i fitxar a Bill Gates per</text:p>
          </table:table-cell>
          <table:table-cell office:value-type="string">
            <text:p>Tenir drogues</text:p>
          </table:table-cell>
          <table:table-cell office:value-type="string">
            <text:p>Robar una pastisseria</text:p>
          </table:table-cell>
          <table:table-cell office:value-type="string">
            <text:p>Fer curses amb un 911 al desert</text:p>
          </table:table-cell>
          <table:table-cell office:value-type="float" office:value="3">
            <text:p>3</text:p>
          </table:table-cell>
          <table:table-cell office:value-type="string">
            <text:p>Carles</text:p>
          </table:table-cell>
          <table:table-cell table:style-name="ce5" office:value-type="date" office:date-value="2007-08-18">
            <text:p>18/08/07</text:p>
          </table:table-cell>
          <table:table-cell office:value-type="string">
            <text:p>A la xarxa podem trobar la foto d'un jove Bill amb la seva fitxa policial... una monada. http://news.bbc.co.uk/1/hi/sci/tech/152803.stm</text:p>
          </table:table-cell>
        </table:table-row>
        <table:table-row table:style-name="ro1">
          <table:table-cell office:value-type="float" office:value="5">
            <text:p>5</text:p>
          </table:table-cell>
          <table:table-cell office:value-type="string">
            <text:p>Quin d'aquests llenguatges no funciona sobre una màquina virtual</text:p>
          </table:table-cell>
          <table:table-cell office:value-type="string">
            <text:p>java</text:p>
          </table:table-cell>
          <table:table-cell office:value-type="string">
            <text:p>python</text:p>
          </table:table-cell>
          <table:table-cell office:value-type="string">
            <text:p>c#</text:p>
          </table:table-cell>
          <table:table-cell office:value-type="float" office:value="2">
            <text:p>2</text:p>
          </table:table-cell>
          <table:table-cell office:value-type="string">
            <text:p>Carles</text:p>
          </table:table-cell>
          <table:table-cell table:style-name="ce5" office:value-type="date" office:date-value="2007-08-18">
            <text:p>18/08/07</text:p>
          </table:table-cell>
          <table:table-cell office:value-type="string">
            <text:p>És un llenguatge semi-interpretat</text:p>
          </table:table-cell>
        </table:table-row>
        <table:table-row table:style-name="ro1">
          <table:table-cell office:value-type="float" office:value="5">
            <text:p>5</text:p>
          </table:table-cell>
          <table:table-cell office:value-type="string">
            <text:p>GTK Vol dir</text:p>
          </table:table-cell>
          <table:table-cell office:value-type="string">
            <text:p>Gimp ToolKit</text:p>
          </table:table-cell>
          <table:table-cell office:value-type="string">
            <text:p>Graphics Team Kit</text:p>
          </table:table-cell>
          <table:table-cell office:value-type="string">
            <text:p>Gnome Toolkit</text:p>
          </table:table-cell>
          <table:table-cell office:value-type="float" office:value="1">
            <text:p>1</text:p>
          </table:table-cell>
          <table:table-cell office:value-type="string">
            <text:p>carles</text:p>
          </table:table-cell>
          <table:table-cell table:style-name="ce5" office:value-type="date" office:date-value="2007-08-18">
            <text:p>18/08/07</text:p>
          </table:table-cell>
          <table:table-cell office:value-type="string">
            <text:p>Les llibreries GTK sobre les que després es va basar el gnome <text:s/>van crear-se per realitzar el programa gimp</text:p>
          </table:table-cell>
        </table:table-row>
        <table:table-row table:style-name="ro1">
          <table:table-cell office:value-type="float" office:value="1">
            <text:p>1</text:p>
          </table:table-cell>
          <table:table-cell office:value-type="string">
            <text:p>Com es diu l'associació d'usuaris de linux més important de Catalunya</text:p>
          </table:table-cell>
          <table:table-cell office:value-type="string">
            <text:p>Cobrem</text:p>
          </table:table-cell>
          <table:table-cell office:value-type="string">
            <text:p>Caliu</text:p>
          </table:table-cell>
          <table:table-cell office:value-type="string">
            <text:p>Carlux</text:p>
          </table:table-cell>
          <table:table-cell office:value-type="float" office:value="3">
            <text:p>3</text:p>
          </table:table-cell>
          <table:table-cell office:value-type="string">
            <text:p>carles</text:p>
          </table:table-cell>
          <table:table-cell table:style-name="ce5" office:value-type="date" office:date-value="2007-08-18">
            <text:p>18/08/07</text:p>
          </table:table-cell>
          <table:table-cell office:value-type="string">
            <text:p>I el seu Secretari Rafael Carreras és un dels fundadors del LoCo Català d'ubuntaires</text:p>
          </table:table-cell>
        </table:table-row>
        <table:table-row table:style-name="ro1">
          <table:table-cell office:value-type="float" office:value="6">
            <text:p>6</text:p>
          </table:table-cell>
          <table:table-cell office:value-type="string">
            <text:p>El mythtv no permet</text:p>
          </table:table-cell>
          <table:table-cell office:value-type="string">
            <text:p>Veure i enregistrar la tele</text:p>
          </table:table-cell>
          <table:table-cell office:value-type="string">
            <text:p>Fer video trucades</text:p>
          </table:table-cell>
          <table:table-cell office:value-type="string">
            <text:p>Fer PDFs</text:p>
          </table:table-cell>
          <table:table-cell office:value-type="float" office:value="3">
            <text:p>3</text:p>
          </table:table-cell>
          <table:table-cell office:value-type="string">
            <text:p>carles</text:p>
          </table:table-cell>
          <table:table-cell table:style-name="ce5" office:value-type="date" office:date-value="2007-08-18">
            <text:p>18/08/07</text:p>
          </table:table-cell>
          <table:table-cell office:value-type="string">
            <text:p>És un sistema media center collonut però no serveix per fer PDFs</text:p>
          </table:table-cell>
        </table:table-row>
        <table:table-row table:style-name="ro1">
          <table:table-cell office:value-type="float" office:value="2">
            <text:p>2</text:p>
          </table:table-cell>
          <table:table-cell office:value-type="string">
            <text:p>Quin d'aquests formats es pot llegir amb l'instaŀlació predeterminada d'ubuntu</text:p>
          </table:table-cell>
          <table:table-cell office:value-type="string">
            <text:p>mp3</text:p>
          </table:table-cell>
          <table:table-cell office:value-type="string">
            <text:p>dvd</text:p>
          </table:table-cell>
          <table:table-cell office:value-type="string">
            <text:p>ogg</text:p>
          </table:table-cell>
          <table:table-cell office:value-type="float" office:value="2">
            <text:p>2</text:p>
          </table:table-cell>
          <table:table-cell office:value-type="string">
            <text:p>carles</text:p>
          </table:table-cell>
          <table:table-cell table:style-name="ce5" office:value-type="date" office:date-value="2007-08-18">
            <text:p>18/08/07</text:p>
          </table:table-cell>
          <table:table-cell office:value-type="string">
            <text:p>Els formats mp3 i dvd (mpeg) son formats restrictius, un protegit per patents i l'altre en alguns països no es pot ni mostrar les fonts ja que implica el rebentar la protecció dels dvds. Malgrat tot no hi ha cap problema per usar qualsevol d'ells un cop instaŀlat el sistema</text:p>
          </table:table-cell>
        </table:table-row>
        <table:table-row table:style-name="ro1">
          <table:table-cell office:value-type="float" office:value="1">
            <text:p>1</text:p>
          </table:table-cell>
          <table:table-cell office:value-type="string">
            <text:p>Que va patentar Microsoft el 24 de setembre del 96</text:p>
          </table:table-cell>
          <table:table-cell office:value-type="string">
            <text:p>El CD de triple cara</text:p>
          </table:table-cell>
          <table:table-cell office:value-type="string">
            <text:p>El doble click</text:p>
          </table:table-cell>
          <table:table-cell office:value-type="string">
            <text:p>La bola del mouse</text:p>
          </table:table-cell>
          <table:table-cell office:value-type="float" office:value="2">
            <text:p>2</text:p>
          </table:table-cell>
          <table:table-cell office:value-type="string">
            <text:p>carles</text:p>
          </table:table-cell>
          <table:table-cell table:style-name="ce5" office:value-type="date" office:date-value="2007-08-18">
            <text:p>18/08/07</text:p>
          </table:table-cell>
          <table:table-cell table:style-name="ce5" office:value-type="string">
            <text:p>Patent number: 5559943</text:p>
          </table:table-cell>
        </table:table-row>
        <table:table-row table:style-name="ro1">
          <table:table-cell office:value-type="float" office:value="1">
            <text:p>1</text:p>
          </table:table-cell>
          <table:table-cell office:value-type="string">
            <text:p>Què es va patentar el 2006</text:p>
          </table:table-cell>
          <table:table-cell office:value-type="string">
            <text:p>El teletransport</text:p>
          </table:table-cell>
          <table:table-cell office:value-type="string">
            <text:p>La inserció de xips al cervell humà</text:p>
          </table:table-cell>
          <table:table-cell office:value-type="string">
            <text:p>El windows segur</text:p>
          </table:table-cell>
          <table:table-cell office:value-type="float" office:value="1">
            <text:p>1</text:p>
          </table:table-cell>
          <table:table-cell office:value-type="string">
            <text:p>carles</text:p>
          </table:table-cell>
          <table:table-cell table:style-name="ce5" office:value-type="date" office:date-value="2007-08-18">
            <text:p>18/08/07</text:p>
          </table:table-cell>
          <table:table-cell office:value-type="string">
            <text:p>United States Patent 20060071122. Brutal no!!!</text:p>
          </table:table-cell>
        </table:table-row>
        <table:table-row table:style-name="ro1">
          <table:table-cell office:value-type="float" office:value="6">
            <text:p>6</text:p>
          </table:table-cell>
          <table:table-cell office:value-type="string">
            <text:p>Quin animal d'aquests és germà però no amic de la guineu de foc</text:p>
          </table:table-cell>
          <table:table-cell office:value-type="string">
            <text:p>L'escarabat de neu</text:p>
          </table:table-cell>
          <table:table-cell office:value-type="string">
            <text:p>La llúdriga de gel</text:p>
          </table:table-cell>
          <table:table-cell office:value-type="string">
            <text:p>La gavina de foc</text:p>
          </table:table-cell>
          <table:table-cell office:value-type="float" office:value="2">
            <text:p>2</text:p>
          </table:table-cell>
          <table:table-cell office:value-type="string">
            <text:p>carles</text:p>
          </table:table-cell>
          <table:table-cell table:style-name="ce5" office:value-type="date" office:date-value="2007-08-18">
            <text:p>18/08/07</text:p>
          </table:table-cell>
          <table:table-cell office:value-type="string">
            <text:p>L'any 2006 l'equip de debian va fer una separació de la versió oficial del firefox per que l'equip de treball de mozilla no incorporava les seves actualitzacions a temps. Al fer-ho van haver de canviar el logotip d'aquest per un altre ja que estava protegit per drets d'autor.</text:p>
          </table:table-cell>
        </table:table-row>
        <table:table-row table:style-name="ro1">
          <table:table-cell office:value-type="float" office:value="1">
            <text:p>1</text:p>
          </table:table-cell>
          <table:table-cell office:value-type="string">
            <text:p>Qui ha estat un l'abanderat de la traducció de programari al català?</text:p>
          </table:table-cell>
          <table:table-cell office:value-type="string">
            <text:p>softcatalà</text:p>
          </table:table-cell>
          <table:table-cell office:value-type="string">
            <text:p>la generalitat</text:p>
          </table:table-cell>
          <table:table-cell office:value-type="string">
            <text:p>microsoft</text:p>
          </table:table-cell>
          <table:table-cell office:value-type="float" office:value="1">
            <text:p>1</text:p>
          </table:table-cell>
          <table:table-cell office:value-type="string">
            <text:p>carles</text:p>
          </table:table-cell>
          <table:table-cell table:style-name="ce5" office:value-type="date" office:date-value="2007-08-18">
            <text:p>18/08/07</text:p>
          </table:table-cell>
          <table:table-cell office:value-type="string">
            <text:p>Per cert... el clic dels nois de redmon ja s'a convertit en clico.</text:p>
          </table:table-cell>
        </table:table-row>
        <table:table-row table:style-name="ro1">
          <table:table-cell office:value-type="float" office:value="2">
            <text:p>2</text:p>
          </table:table-cell>
          <table:table-cell office:value-type="string">
            <text:p>L'ubuntu és un sistema operatiu del tipus</text:p>
          </table:table-cell>
          <table:table-cell office:value-type="string">
            <text:p>Unix</text:p>
          </table:table-cell>
          <table:table-cell office:value-type="string">
            <text:p>Linux</text:p>
          </table:table-cell>
          <table:table-cell office:value-type="string">
            <text:p>GNU amb Linux</text:p>
          </table:table-cell>
          <table:table-cell office:value-type="float" office:value="3">
            <text:p>3</text:p>
          </table:table-cell>
          <table:table-cell office:value-type="string">
            <text:p>carles</text:p>
          </table:table-cell>
          <table:table-cell table:style-name="ce5" office:value-type="date" office:date-value="2007-08-18">
            <text:p>18/08/07</text:p>
          </table:table-cell>
          <table:table-cell office:value-type="string">
            <text:p>EL sistema operatiu és GNU amb Linux. Linux sols és el nucli d'aquest i es un component més tant important com qualsevol altre</text:p>
          </table:table-cell>
        </table:table-row>
        <table:table-row table:style-name="ro1">
          <table:table-cell office:value-type="float" office:value="2">
            <text:p>2</text:p>
          </table:table-cell>
          <table:table-cell office:value-type="string">
            <text:p>En Mark Shuttleworth va considerar que el LoCo Català era</text:p>
          </table:table-cell>
          <table:table-cell office:value-type="string">
            <text:p>Una colla de merdetes</text:p>
          </table:table-cell>
          <table:table-cell office:value-type="string">
            <text:p>Una llàstima</text:p>
          </table:table-cell>
          <table:table-cell office:value-type="string">
            <text:p>Un exemple a seguir</text:p>
          </table:table-cell>
          <table:table-cell office:value-type="float" office:value="3">
            <text:p>3</text:p>
          </table:table-cell>
          <table:table-cell office:value-type="string">
            <text:p>carles</text:p>
          </table:table-cell>
          <table:table-cell table:style-name="ce5" office:value-type="date" office:date-value="2007-08-18">
            <text:p>18/08/07</text:p>
          </table:table-cell>
          <table:table-cell office:value-type="string">
            <text:p>sabdfl <text:s/>this is pretty fantastic - i love the fact that there is participation from cultural, artistic, development, linguisitic and educational sources</text:p>
          </table:table-cell>
        </table:table-row>
        <table:table-row table:style-name="ro1">
          <table:table-cell office:value-type="float" office:value="6">
            <text:p>6</text:p>
          </table:table-cell>
          <table:table-cell office:value-type="string">
            <text:p>Quin d'aquests no és un gestor de finestres en ubuntu</text:p>
          </table:table-cell>
          <table:table-cell office:value-type="string">
            <text:p>openbox</text:p>
          </table:table-cell>
          <table:table-cell office:value-type="string">
            <text:p>fartbox</text:p>
          </table:table-cell>
          <table:table-cell office:value-type="string">
            <text:p>fluxbox</text:p>
          </table:table-cell>
          <table:table-cell office:value-type="float" office:value="2">
            <text:p>2</text:p>
          </table:table-cell>
          <table:table-cell office:value-type="string">
            <text:p>carles</text:p>
          </table:table-cell>
          <table:table-cell table:style-name="ce5" office:value-type="date" office:date-value="2007-08-18">
            <text:p>18/08/07</text:p>
          </table:table-cell>
          <table:table-cell office:value-type="string">
            <text:p>fartbox vol dir la capsa dels pets</text:p>
          </table:table-cell>
        </table:table-row>
        <table:table-row table:style-name="ro1">
          <table:table-cell office:value-type="float" office:value="2">
            <text:p>2</text:p>
          </table:table-cell>
          <table:table-cell office:value-type="string">
            <text:p>Quin d'aquests sistema d'arxius no es pot llegir i escriure en ubuntu</text:p>
          </table:table-cell>
          <table:table-cell office:value-type="string">
            <text:p>ext3</text:p>
          </table:table-cell>
          <table:table-cell office:value-type="string">
            <text:p>ntfs</text:p>
          </table:table-cell>
          <table:table-cell office:value-type="string">
            <text:p>sata</text:p>
          </table:table-cell>
          <table:table-cell office:value-type="float" office:value="3">
            <text:p>3</text:p>
          </table:table-cell>
          <table:table-cell office:value-type="string">
            <text:p>carles</text:p>
          </table:table-cell>
          <table:table-cell table:style-name="ce5" office:value-type="date" office:date-value="2007-08-18">
            <text:p>18/08/07</text:p>
          </table:table-cell>
          <table:table-cell office:value-type="string">
            <text:p>sata no és un sistema d'arxius</text:p>
          </table:table-cell>
        </table:table-row>
        <table:table-row table:style-name="ro1">
          <table:table-cell office:value-type="float" office:value="1">
            <text:p>1</text:p>
          </table:table-cell>
          <table:table-cell office:value-type="string">
            <text:p>Què es va celebrar el passat abril al Centre cultural de les Corts??</text:p>
          </table:table-cell>
          <table:table-cell office:value-type="string">
            <text:p>Una reunió tupperware</text:p>
          </table:table-cell>
          <table:table-cell office:value-type="string">
            <text:p>L'RMS hi va fer una conferència</text:p>
          </table:table-cell>
          <table:table-cell office:value-type="string">
            <text:p>La Festa Feisty del CatalanTeam</text:p>
          </table:table-cell>
          <table:table-cell office:value-type="float" office:value="3">
            <text:p>3</text:p>
          </table:table-cell>
          <table:table-cell office:value-type="string">
            <text:p>papapep</text:p>
          </table:table-cell>
          <table:table-cell table:style-name="ce5" office:value-type="date" office:date-value="2007-08-18">
            <text:p>18/08/07</text:p>
          </table:table-cell>
          <table:table-cell/>
        </table:table-row>
        <table:table-row table:style-name="ro1">
          <table:table-cell office:value-type="float" office:value="2">
            <text:p>2</text:p>
          </table:table-cell>
          <table:table-cell office:value-type="string">
            <text:p>Quin és el nick a l'irc de'n Mark Shuttleworth?</text:p>
          </table:table-cell>
          <table:table-cell office:value-type="string">
            <text:p>sabdfl</text:p>
          </table:table-cell>
          <table:table-cell office:value-type="string">
            <text:p>sticsis</text:p>
          </table:table-cell>
          <table:table-cell office:value-type="string">
            <text:p>rtfm</text:p>
          </table:table-cell>
          <table:table-cell office:value-type="float" office:value="2">
            <text:p>2</text:p>
          </table:table-cell>
          <table:table-cell office:value-type="string">
            <text:p>papapep</text:p>
          </table:table-cell>
          <table:table-cell table:style-name="ce5" office:value-type="date" office:date-value="2007-08-18">
            <text:p>18/08/07</text:p>
          </table:table-cell>
          <table:table-cell office:value-type="string">
            <text:p>Self-Appointed Benevolent Dictator For Life</text:p>
          </table:table-cell>
        </table:table-row>
        <table:table-row table:style-name="ro1">
          <table:table-cell office:value-type="float" office:value="4">
            <text:p>4</text:p>
          </table:table-cell>
          <table:table-cell office:value-type="string">
            <text:p>En un capítol de la sèria "Porca missèria" es veu un entorn gràfic de Linux, quin?</text:p>
          </table:table-cell>
          <table:table-cell office:value-type="string">
            <text:p>KDE</text:p>
          </table:table-cell>
          <table:table-cell office:value-type="string">
            <text:p>Gnome</text:p>
          </table:table-cell>
          <table:table-cell office:value-type="string">
            <text:p>XFCE</text:p>
          </table:table-cell>
          <table:table-cell office:value-type="float" office:value="1">
            <text:p>1</text:p>
          </table:table-cell>
          <table:table-cell office:value-type="string">
            <text:p>papapep</text:p>
          </table:table-cell>
          <table:table-cell table:style-name="ce5" office:value-type="date" office:date-value="2007-08-18">
            <text:p>18/08/07</text:p>
          </table:table-cell>
          <table:table-cell/>
        </table:table-row>
        <table:table-row table:style-name="ro1" table:number-rows-repeated="65500">
          <table:table-cell table:number-columns-repeated="9"/>
        </table:table-row>
        <table:table-row table:style-name="ro1">
          <table:table-cell table:number-columns-repeated="9"/>
        </table:table-row>
      </table:table>
      <table:table table:name="DataPilot_Full1_1" table:style-name="ta1" table:print="false">
        <office:forms form:automatic-focus="false" form:apply-design-mode="false"/>
        <table:table-column table:style-name="co6" table:default-cell-style-name="ce9"/>
        <table:table-column table:style-name="co6" table:default-cell-style-name="ce13"/>
        <table:table-row table:style-name="ro2">
          <table:table-cell table:style-name="Default" office:value-type="string">
            <text:p>Filtre</text:p>
          </table:table-cell>
          <table:table-cell table:style-name="Default"/>
        </table:table-row>
        <table:table-row table:style-name="ro2">
          <table:table-cell table:style-name="Default" table:number-columns-repeated="2"/>
        </table:table-row>
        <table:table-row table:style-name="ro2">
          <table:table-cell table:style-name="ce7" office:value-type="string">
            <text:p>cat</text:p>
          </table:table-cell>
          <table:table-cell table:style-name="ce11"/>
        </table:table-row>
        <table:table-row table:style-name="ro2">
          <table:table-cell table:style-name="ce8" office:value-type="float" office:value="1">
            <text:p>1</text:p>
          </table:table-cell>
          <table:table-cell table:style-name="ce12" office:value-type="float" office:value="11">
            <text:p>11</text:p>
          </table:table-cell>
        </table:table-row>
        <table:table-row table:style-name="ro2">
          <table:table-cell office:value-type="float" office:value="2">
            <text:p>2</text:p>
          </table:table-cell>
          <table:table-cell office:value-type="float" office:value="7">
            <text:p>7</text:p>
          </table:table-cell>
        </table:table-row>
        <table:table-row table:style-name="ro2">
          <table:table-cell office:value-type="float" office:value="3">
            <text:p>3</text:p>
          </table:table-cell>
          <table:table-cell office:value-type="float" office:value="2">
            <text:p>2</text:p>
          </table:table-cell>
        </table:table-row>
        <table:table-row table:style-name="ro2">
          <table:table-cell office:value-type="float" office:value="4">
            <text:p>4</text:p>
          </table:table-cell>
          <table:table-cell office:value-type="float" office:value="6">
            <text:p>6</text:p>
          </table:table-cell>
        </table:table-row>
        <table:table-row table:style-name="ro2">
          <table:table-cell office:value-type="float" office:value="5">
            <text:p>5</text:p>
          </table:table-cell>
          <table:table-cell office:value-type="float" office:value="4">
            <text:p>4</text:p>
          </table:table-cell>
        </table:table-row>
        <table:table-row table:style-name="ro2">
          <table:table-cell office:value-type="float" office:value="6">
            <text:p>6</text:p>
          </table:table-cell>
          <table:table-cell office:value-type="float" office:value="4">
            <text:p>4</text:p>
          </table:table-cell>
        </table:table-row>
        <table:table-row table:style-name="ro2">
          <table:table-cell office:value-type="string">
            <text:p>(buit)</text:p>
          </table:table-cell>
          <table:table-cell/>
        </table:table-row>
        <table:table-row table:style-name="ro2">
          <table:table-cell table:style-name="ce10" office:value-type="string">
            <text:p>Total Resultat</text:p>
          </table:table-cell>
          <table:table-cell table:style-name="ce14" office:value-type="float" office:value="34">
            <text:p>34</text:p>
          </table:table-cell>
        </table:table-row>
      </table:table>
      <table:table table:name="Categories" table:style-name="ta1" table:print="false">
        <office:forms form:automatic-focus="false" form:apply-design-mode="false"/>
        <table:table-column table:style-name="co8" table:default-cell-style-name="Default"/>
        <table:table-column table:style-name="co9" table:default-cell-style-name="Default"/>
        <table:table-column table:style-name="co10" table:number-columns-repeated="254" table:default-cell-style-name="Default"/>
        <table:table-row table:style-name="ro3">
          <table:table-cell table:style-name="ce2" office:value-type="string">
            <text:p>Nº Categoria</text:p>
          </table:table-cell>
          <table:table-cell table:style-name="ce1" office:value-type="string">
            <text:p>Categoria</text:p>
          </table:table-cell>
          <table:table-cell table:style-name="ce1" office:value-type="string">
            <text:p>Color </text:p>
          </table:table-cell>
          <table:table-cell table:number-columns-repeated="253"/>
        </table:table-row>
        <table:table-row table:style-name="ro3">
          <table:table-cell table:style-name="ce2" office:value-type="float" office:value="1">
            <text:p>1</text:p>
          </table:table-cell>
          <table:table-cell table:style-name="ce2" office:value-type="string">
            <text:p>Personatges i events </text:p>
          </table:table-cell>
          <table:table-cell table:style-name="ce2" office:value-type="string">
            <text:p>Blau </text:p>
          </table:table-cell>
          <table:table-cell table:number-columns-repeated="253"/>
        </table:table-row>
        <table:table-row table:style-name="ro3">
          <table:table-cell table:style-name="ce2" office:value-type="float" office:value="2">
            <text:p>2</text:p>
          </table:table-cell>
          <table:table-cell table:style-name="ce2" office:value-type="string">
            <text:p>Ubuntu </text:p>
          </table:table-cell>
          <table:table-cell table:style-name="ce2" office:value-type="string">
            <text:p>Taronja </text:p>
          </table:table-cell>
          <table:table-cell table:number-columns-repeated="253"/>
        </table:table-row>
        <table:table-row table:style-name="ro3">
          <table:table-cell table:style-name="ce2" office:value-type="float" office:value="3">
            <text:p>3</text:p>
          </table:table-cell>
          <table:table-cell table:style-name="ce2" office:value-type="string">
            <text:p>Internet </text:p>
          </table:table-cell>
          <table:table-cell table:style-name="ce2" office:value-type="string">
            <text:p>Verd </text:p>
          </table:table-cell>
          <table:table-cell table:number-columns-repeated="253"/>
        </table:table-row>
        <table:table-row table:style-name="ro3">
          <table:table-cell table:style-name="ce2" office:value-type="float" office:value="4">
            <text:p>4</text:p>
          </table:table-cell>
          <table:table-cell table:style-name="ce2" office:value-type="string">
            <text:p>Jocs i pelis </text:p>
          </table:table-cell>
          <table:table-cell table:style-name="ce2" office:value-type="string">
            <text:p>Vermell </text:p>
          </table:table-cell>
          <table:table-cell table:number-columns-repeated="253"/>
        </table:table-row>
        <table:table-row table:style-name="ro3">
          <table:table-cell table:style-name="ce2" office:value-type="float" office:value="5">
            <text:p>5</text:p>
          </table:table-cell>
          <table:table-cell table:style-name="ce2" office:value-type="string">
            <text:p>Digues-m'ho amb paraules- Terminal i llenguatges de programació</text:p>
          </table:table-cell>
          <table:table-cell table:style-name="ce2" office:value-type="string">
            <text:p>Rosa </text:p>
          </table:table-cell>
          <table:table-cell table:number-columns-repeated="253"/>
        </table:table-row>
        <table:table-row table:style-name="ro3">
          <table:table-cell table:style-name="ce2" office:value-type="float" office:value="6">
            <text:p>6</text:p>
          </table:table-cell>
          <table:table-cell table:style-name="ce2" office:value-type="string">
            <text:p>Programari i maquinari</text:p>
          </table:table-cell>
          <table:table-cell table:style-name="ce2" office:value-type="string">
            <text:p>Groc </text:p>
          </table:table-cell>
          <table:table-cell table:number-columns-repeated="253"/>
        </table:table-row>
        <table:table-row table:style-name="ro3" table:number-rows-repeated="65528">
          <table:table-cell table:number-columns-repeated="256"/>
        </table:table-row>
        <table:table-row table:style-name="ro3">
          <table:table-cell table:number-columns-repeated="256"/>
        </table:table-row>
      </table:table>
      <table:data-pilot-tables>
        <table:data-pilot-table table:name="DataPilot1" table:application-data="" table:target-range-address="DataPilot_Full1_1.A1:DataPilot_Full1_1.B11" table:buttons="DataPilot_Full1_1.A1 DataPilot_Full1_1.A3">
          <table:source-cell-range table:cell-range-address="Full1.A1:Full1.IV65534"/>
          <table:data-pilot-field table:source-field-name="cat" table:orientation="row" table:used-hierarchy="0" table:function="auto">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cat" table:orientation="data" table:used-hierarchy="-1" table:function="count">
            <table:data-pilot-level table:show-empty="true"/>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1" svg:font-family="'DejaVu Sans'" style:font-family-generic="roman" style:font-pitch="variable"/>
    <style:font-face style:name="DejaVu Sans" svg:font-family="'DejaVu Sans'" style:font-family-generic="swiss" style:font-pitch="variable"/>
    <style:font-face style:name="DejaVu Sans2"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DejaVu Sans" fo:language="ca" fo:country="ES" style:font-name-asian="DejaVu Sans2"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Angle_20_del_20_DataPilot" style:display-name="Angle del DataPilot" style:family="table-cell" style:parent-style-name="Default"/>
    <style:style style:name="Valor_20_del_20_DataPilot" style:display-name="Valor del DataPilot" style:family="table-cell" style:parent-style-name="Default"/>
    <style:style style:name="Camp_20_del_20_DataPilot" style:display-name="Camp del DataPilot" style:family="table-cell" style:parent-style-name="Default"/>
    <style:style style:name="Categoria_20_del_20_DataPilot" style:display-name="Categoria del DataPilot" style:family="table-cell" style:parent-style-name="Default">
      <style:table-cell-properties style:text-align-source="fix" style:repeat-content="false"/>
      <style:paragraph-properties fo:text-align="start"/>
    </style:style>
    <style:style style:name="Títol_20_del_20_DataPilot" style:display-name="Títol del DataPilot" style:family="table-cell" style:parent-style-name="Default">
      <style:table-cell-properties style:text-align-source="fix" style:repeat-content="false"/>
      <style:paragraph-properties fo:text-align="start"/>
      <style:text-properties fo:font-weight="bold"/>
    </style:style>
    <style:style style:name="Resultat_20_del_20_DataPilot" style:display-name="Resultat del DataPilot"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22">22/08/2007</text:date>, <text:time>13:27:57</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Carles Oriol i Margarit</meta:initial-creator>
    <meta:creation-date>2007-08-18T12:29:05</meta:creation-date>
    <dc:creator>Carles Oriol i Margarit</dc:creator>
    <dc:date>2007-08-22T13:27:57</dc:date>
    <dc:language>ca-ES</dc:language>
    <meta:editing-cycles>31</meta:editing-cycles>
    <meta:editing-duration>PT3H57M20S</meta:editing-duration>
    <meta:user-defined meta:name="Info 1"/>
    <meta:user-defined meta:name="Info 2"/>
    <meta:user-defined meta:name="Info 3"/>
    <meta:user-defined meta:name="Info 4"/>
    <meta:document-statistic meta:table-count="3" meta:cell-count="344"/>
  </office:meta>
</office:document-meta>
</file>